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20000040723ED1201663B0404.png" manifest:media-type="image/png"/>
  <manifest:file-entry manifest:full-path="Pictures/1000000000000922000006754CAC8C5918B819A7.png" manifest:media-type="image/png"/>
  <manifest:file-entry manifest:full-path="Pictures/10000201000001930000008E69E88BBDD334CD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akaoPGothic2" svg:font-family="TakaoPGothic" style:font-family-generic="swiss"/>
    <style:font-face style:name="FreeMono2" svg:font-family="FreeMono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FreeMono1" svg:font-family="FreeMono" style:font-family-generic="modern" style:font-pitch="variable"/>
    <style:font-face style:name="Liberation Mono1" svg:font-family="'Liberation Mono', 'Courier New'" style:font-family-generic="modern" style:font-pitch="variable"/>
    <style:font-face style:name="FreeMono" svg:font-family="FreeMono" style:font-family-generic="roman" style:font-pitch="variable"/>
    <style:font-face style:name="FreeSans" svg:font-family="FreeSans" style:font-family-generic="roman" style:font-pitch="variable"/>
    <style:font-face style:name="IPA P明朝1" svg:font-family="'IPA P明朝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IPA Pゴシック1" svg:font-family="'IPA Pゴシック'" style:font-family-generic="swiss" style:font-pitch="variable"/>
    <style:font-face style:name="IPAゴシック1" svg:font-family="IPAゴシック" style:font-family-generic="swiss" style:font-pitch="variable"/>
    <style:font-face style:name="Liberation Sans2" svg:font-family="'Liberation Sans', Arial" style:font-family-generic="swiss" style:font-pitch="variable"/>
    <style:font-face style:name="TakaoPGothic1" svg:font-family="TakaoPGothic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4.222cm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5.7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55cm" fo:min-width="18.603cm"/>
    </style:style>
    <style:style style:name="gr5" style:family="graphic" style:parent-style-name="standard">
      <style:graphic-properties draw:textarea-horizontal-align="justify" draw:textarea-vertical-align="middle" draw:auto-grow-height="false" fo:min-height="8.324cm" fo:min-width="8.774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8.863cm" fo:min-width="8.714cm"/>
    </style:style>
    <style:style style:name="gr7" style:family="graphic" style:parent-style-name="standard">
      <style:graphic-properties draw:fill-color="#ffccff" draw:textarea-horizontal-align="justify" draw:textarea-vertical-align="middle" draw:auto-grow-height="false" fo:min-height="4.172cm" fo:min-width="7.722cm"/>
    </style:style>
    <style:style style:name="gr8" style:family="graphic" style:parent-style-name="standard">
      <style:graphic-properties draw:fill-color="#00ffff" draw:textarea-horizontal-align="justify" draw:textarea-vertical-align="middle" draw:auto-grow-height="false" fo:min-height="4.172cm" fo:min-width="7.7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13.494cm"/>
    </style:style>
    <style:style style:name="P1" style:family="paragraph">
      <loext:graphic-properties draw:fill="none" draw:fill-color="#ffffff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loext:graphic-properties draw:fill-color="#ffccff"/>
      <style:paragraph-properties fo:text-align="center"/>
    </style:style>
    <style:style style:name="P7" style:family="paragraph">
      <loext:graphic-properties draw:fill-color="#00ffff"/>
      <style:paragraph-properties fo:text-align="center"/>
    </style:style>
    <style:style style:name="P8" style:family="paragraph">
      <loext:graphic-properties draw:fill="none" draw:fill-color="#ffffff"/>
      <style:text-properties style:font-size-asian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4.722cm" svg:height="1.826cm" svg:x="2.8cm" svg:y="1.274cm">
          <draw:text-box>
            <text:p><text:span text:style-name="T1">ESXAR</text:span><text:span text:style-name="T1">のつかいかた！！</text:span></text:p>
          </draw:text-box>
        </draw:frame>
        <draw:frame draw:style-name="gr2" draw:text-style-name="P2" draw:layer="layout" svg:width="2.989cm" svg:height="1.053cm" svg:x="16.8cm" svg:y="27.3cm">
          <draw:image xlink:href="Pictures/10000201000001930000008E69E88BBDD334CD78.png" xlink:type="simple" xlink:show="embed" xlink:actuate="onLoad">
            <text:p/>
          </draw:image>
        </draw:frame>
      </draw:page>
      <draw:page draw:name="page2" draw:style-name="dp1" draw:master-page-name="標準">
        <draw:frame draw:style-name="gr3" draw:text-style-name="P1" draw:layer="layout" svg:width="16.275cm" svg:height="1.661cm" svg:x="2.125cm" svg:y="1.139cm">
          <draw:text-box>
            <text:p><text:span text:style-name="T1">ブレッドボードをつかおう！！</text:span></text:p>
          </draw:text-box>
        </draw:frame>
      </draw:page>
      <draw:page draw:name="page3" draw:style-name="dp1" draw:master-page-name="標準">
        <draw:frame draw:style-name="gr4" draw:text-style-name="P3" draw:layer="layout" svg:width="19.103cm" svg:height="11.805cm" svg:x="1cm" svg:y="3.6cm">
          <draw:text-box>
            <text:p><text:span text:style-name="T2">IoT</text:span><text:span text:style-name="T2">でつかおう！</text:span></text:p>
            <text:p/>
            <text:p><text:span text:style-name="T3">IoT</text:span><text:span text:style-name="T3">もののインターネット</text:span></text:p>
            <text:p/>
            <text:p>センサーにはんのうしてメールしたりインターネットからそうさしたりする</text:p>
            <text:p/>
            <text:p>こんかいはインターネットのかわりにスマホをつかいます。</text:p>
            <text:p/>
            <text:p>スマホからESXARがみえたりそうさしたりできます。</text:p>
            <text:p/>
            <text:p><text:span text:style-name="T3">ESXAR</text:span><text:span text:style-name="T3">とスマホのつなげかた</text:span></text:p>
            <text:p/>
            <text:p>むせん(Wi-Fi)でつなぎます</text:p>
            <text:p/>
          </draw:text-box>
        </draw:frame>
        <draw:custom-shape draw:style-name="gr5" draw:text-style-name="P4" draw:layer="layout" svg:width="10.2cm" svg:height="9.5cm" svg:x="0.7cm" svg:y="1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0.2cm" svg:height="10.099cm" svg:x="0.701cm" svg:y="15.501cm">
          <text:p/>
          <text:p><text:span text:style-name="T3">ESSID</text:span></text:p>
          <text:p/>
          <text:p>ORION (オリオン)</text:p>
          <text:p>LEO (しし)</text:p>
          <text:p>Coma (かみのけ)</text:p>
          <text:p>Lyra (こと)</text:p>
          <text:p>Crux (みなみじゅうじ)</text:p>
          <text:p>Lynx (やまねこ)</text:p>
          <text:p>Cygnus (はくちょう)</text:p>
          <text:p>Aurgia (ぎょしゃ)</text:p>
          <text:p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8.7cm" svg:height="4.9cm" svg:x="11.3cm" svg:y="15.5cm">
          <text:p><text:span text:style-name="T3">key(</text:span><text:span text:style-name="T3">パスワード</text:span><text:span text:style-name="T3">)</text:span></text:p>
          <text:p/>
          <text:p>galaxc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8.7cm" svg:height="4.9cm" svg:x="11.3cm" svg:y="20.7cm">
          <text:p>Webブラウザで</text:p>
          <text:p/>
          <text:p><text:span text:style-name="T3">http://192.168.4.1</text:span></text:p>
          <text:p/>
          <text:p>をひらきます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標準">
        <draw:frame draw:style-name="gr2" draw:text-style-name="P2" draw:layer="layout" svg:width="18.999cm" svg:height="13.432cm" svg:x="1cm" svg:y="0.768cm">
          <draw:image xlink:href="Pictures/1000000000000922000006754CAC8C5918B819A7.png" xlink:type="simple" xlink:show="embed" xlink:actuate="onLoad">
            <text:p/>
          </draw:image>
        </draw:frame>
        <draw:frame draw:style-name="gr9" draw:text-style-name="P8" draw:layer="layout" svg:width="13.994cm" svg:height="2.3cm" svg:x="1.194cm" svg:y="1.061cm">
          <draw:text-box>
            <text:p><text:span text:style-name="T4">これがせっけいずだ！</text:span></text:p>
            <text:p><text:span text:style-name="T5"/></text:p>
          </draw:text-box>
        </draw:frame>
        <draw:frame draw:style-name="gr2" draw:text-style-name="P2" draw:layer="layout" svg:width="18.681cm" svg:height="14.657cm" svg:x="1cm" svg:y="14.008cm">
          <draw:image xlink:href="Pictures/10000201000005220000040723ED1201663B04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akaoPGothic2" svg:font-family="TakaoPGothic" style:font-family-generic="swiss"/>
    <style:font-face style:name="FreeMono2" svg:font-family="FreeMono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FreeMono1" svg:font-family="FreeMono" style:font-family-generic="modern" style:font-pitch="variable"/>
    <style:font-face style:name="Liberation Mono1" svg:font-family="'Liberation Mono', 'Courier New'" style:font-family-generic="modern" style:font-pitch="variable"/>
    <style:font-face style:name="FreeMono" svg:font-family="FreeMono" style:font-family-generic="roman" style:font-pitch="variable"/>
    <style:font-face style:name="FreeSans" svg:font-family="FreeSans" style:font-family-generic="roman" style:font-pitch="variable"/>
    <style:font-face style:name="IPA P明朝1" svg:font-family="'IPA P明朝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IPA Pゴシック1" svg:font-family="'IPA Pゴシック'" style:font-family-generic="swiss" style:font-pitch="variable"/>
    <style:font-face style:name="IPAゴシック1" svg:font-family="IPAゴシック" style:font-family-generic="swiss" style:font-pitch="variable"/>
    <style:font-face style:name="Liberation Sans2" svg:font-family="'Liberation Sans', Arial" style:font-family-generic="swiss" style:font-pitch="variable"/>
    <style:font-face style:name="TakaoPGothic1" svg:font-family="TakaoPGothic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IPA P明朝1" style:font-family-asian="'IPA P明朝'" style:font-family-generic-asian="roman" style:font-pitch-asian="variable" style:font-size-asian="12pt" style:language-asian="hi" style:country-asian="IN"/>
    </style:style>
    <style:style style:name="索引" style:family="graphic">
      <style:paragraph-properties style:text-autospace="none"/>
      <style:text-properties style:font-name-asian="TakaoPGothic2" style:font-family-asian="TakaoPGothic" style:font-family-generic-asian="swiss"/>
    </style:style>
    <style:style style:name="キャプション" style:family="graphic">
      <style:paragraph-properties fo:margin-top="0.374cm" fo:margin-bottom="0.374cm" style:text-autospace="none"/>
      <style:text-properties fo:font-style="italic" style:font-name-asian="TakaoPGothic2" style:font-family-asian="TakaoPGothic" style:font-family-generic-asian="swiss" style:font-size-asian="12pt" style:font-style-asian="italic" style:font-style-complex="italic"/>
    </style:style>
    <style:style style:name="リスト" style:family="graphic">
      <style:paragraph-properties fo:margin-top="0cm" fo:margin-bottom="0.436cm" fo:line-height="120%" style:text-autospace="none"/>
      <style:text-properties style:font-name-asian="TakaoPGothic2" style:font-family-asian="TakaoPGothic" style:font-family-generic-asian="swiss"/>
    </style:style>
    <style:style style:name="見出し_20_3" style:display-name="見出し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TakaoPGothic1" style:font-family-asian="TakaoPGothic" style:font-family-generic-asian="swiss" style:font-pitch-asian="variable" style:font-size-asian="14pt" style:font-weight-asian="bold" style:font-weight-complex="bold"/>
    </style:style>
    <style:style style:name="見出し_20_4" style:display-name="見出し 4" style:family="graphic">
      <style:paragraph-properties fo:margin-left="0cm" fo:margin-right="0cm" fo:margin-top="0.374cm" fo:margin-bottom="0.374cm" fo:text-indent="0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TakaoPGothic1" style:font-family-asian="TakaoPGothic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強調" style:family="graphic">
      <style:paragraph-properties style:text-autospace="none"/>
      <style:text-properties fo:font-style="italic" style:font-style-asian="italic" style:font-style-complex="italic"/>
    </style:style>
    <style:style style:name="訪れたインターネットリンク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索引ジャンプ" style:family="graphic">
      <style:paragraph-properties style:text-autospace="none"/>
    </style:style>
    <style:style style:name="さらに強調" style:family="graphic">
      <style:paragraph-properties style:text-autospace="none"/>
      <style:text-properties fo:font-weight="bold" style:font-weight-asian="bold" style:font-weight-complex="bold"/>
    </style:style>
    <style:style style:name="インターネットリンク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番号付け記号" style:family="graphic">
      <style:paragraph-properties style:text-autospace="none"/>
    </style:style>
    <style:style style:name="箇条書き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目次_20_4" style:display-name="目次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</style:style>
    <style:style style:name="整形済みテキスト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DE" style:family="graphic">
      <style:paragraph-properties fo:margin-top="0cm" fo:margin-bottom="0cm" fo:line-height="120%" style:text-autospace="none"/>
      <style:text-properties style:font-name="Liberation Mono2" fo:font-family="'Liberation Mono', 'Courier New'" style:font-family-generic="modern" style:font-pitch="fixed" fo:font-size="10pt"/>
    </style:style>
    <style:style style:name="リストの見出し" style:family="graphic">
      <style:paragraph-properties fo:margin-left="0cm" fo:margin-right="0cm" fo:text-indent="0cm" style:text-autospace="none"/>
    </style:style>
    <style:style style:name="リストの内容" style:family="graphic">
      <style:paragraph-properties fo:margin-left="1.764cm" fo:margin-right="0cm" fo:text-indent="0cm" style:text-autospace="none"/>
    </style:style>
    <style:style style:name="表の内容" style:family="graphic">
      <style:paragraph-properties style:text-autospace="none"/>
    </style:style>
    <style:style style:name="連絡先" style:family="graphic">
      <style:paragraph-properties fo:text-align="end" style:text-autospace="none"/>
      <style:text-properties style:font-name="FreeMono2" fo:font-family="FreeMono" style:font-family-generic="modern" style:font-pitch="fixed" fo:font-size="9pt" style:font-name-asian="IPAゴシック1" style:font-family-asian="IPAゴシック" style:font-family-generic-asian="swiss" style:font-pitch-asian="variable"/>
    </style:style>
    <style:style style:name="署名" style:family="graphic">
      <style:paragraph-properties fo:margin-top="0.37cm" fo:margin-bottom="0cm" fo:text-align="end" style:text-autospace="none"/>
      <style:text-properties style:font-name="FreeSans1" fo:font-family="FreeSans" style:font-family-generic="swiss" style:font-pitch="variable" fo:font-size="10pt" style:font-name-asian="IPA Pゴシック1" style:font-family-asian="'IPA Pゴシック'" style:font-family-generic-asian="swiss" style:font-pitch-asian="variable"/>
    </style:style>
    <style:style style:name="目次_20_2" style:display-name="目次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</style:style>
    <style:style style:name="目次_20_3" style:display-name="目次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</style:style>
    <style:style style:name="目次_20_1" style:display-name="目次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</style:style>
    <style:style style:name="目次_20_見出し" style:display-name="目次 見出し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TakaoPGothic1" style:font-family-asian="TakaoPGothic" style:font-family-generic-asian="swiss" style:font-pitch-asian="variable" style:font-size-asian="16pt" style:font-weight-asian="bold" style:font-weight-complex="bold"/>
    </style:style>
    <style:style style:name="フッター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副題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TakaoPGothic1" style:font-family-asian="TakaoPGothic" style:font-family-generic-asian="swiss" style:font-pitch-asian="variable" style:font-size-asian="18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8T23:55:59.549076841</meta:creation-date>
    <meta:editing-duration>P2DT7H13M41S</meta:editing-duration>
    <meta:editing-cycles>20</meta:editing-cycles>
    <meta:generator>LibreOffice/5.1.4.2$Linux_X86_64 LibreOffice_project/10m0$Build-2</meta:generator>
    <dc:date>2016-08-21T08:21:38.901915165</dc:date>
    <meta:document-statistic meta:object-count="11"/>
  </office:meta>
</office:document-meta>
</file>